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inherit" svg:font-family="inherit" style:font-family-generic="roman" svg:panose-1="0 0 0 0 0 0 0 0 0 0"/>
    <style:font-face style:name="Source Sans Pro" svg:font-family="Source Sans Pro" style:font-family-generic="swiss"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Arial" style:font-name-complex="Arial" fo:color="#222222" fo:background-color="#FFFFFF"/>
    </style:style>
    <style:style style:name="T3" style:parent-style-name="DefaultParagraphFont" style:family="text">
      <style:text-properties style:font-name="Arial" style:font-name-complex="Arial" fo:font-weight="bold" style:font-weight-asian="bold" style:font-weight-complex="bold" fo:color="#222222" fo:background-color="#FFFFFF"/>
    </style:style>
    <style:style style:name="T4" style:parent-style-name="DefaultParagraphFont" style:family="text">
      <style:text-properties style:font-name="Arial" style:font-name-complex="Arial" fo:color="#222222" fo:background-color="#FFFFFF"/>
    </style:style>
    <style:style style:name="P5" style:parent-style-name="Standard" style:family="paragraph">
      <style:text-properties style:font-name="Arial" style:font-name-complex="Arial" fo:color="#222222" fo:background-color="#FFFFFF"/>
    </style:style>
    <style:style style:name="P6" style:parent-style-name="Standard" style:family="paragraph">
      <style:text-properties style:font-name="Arial" style:font-name-complex="Arial" fo:color="#222222" fo:background-color="#FFFFFF"/>
    </style:style>
    <style:style style:name="P7" style:parent-style-name="Standard" style:family="paragraph">
      <style:text-properties style:font-name="Arial" style:font-name-complex="Arial" fo:color="#222222" fo:background-color="#FFFFFF"/>
    </style:style>
    <style:style style:name="P8" style:parent-style-name="Standard" style:family="paragraph">
      <style:text-properties style:font-name="Segoe UI" style:font-name-complex="Segoe UI" fo:color="#3D4752" fo:font-size="18pt" style:font-size-asian="18pt" style:font-size-complex="18pt"/>
    </style:style>
    <style:style style:name="P9" style:parent-style-name="Standard" style:family="paragraph">
      <style:text-properties style:font-name="Arial" style:font-name-complex="Arial" fo:color="#222222" fo:background-color="#FFFFFF"/>
    </style:style>
    <style:style style:name="P10" style:parent-style-name="Standard" style:family="paragraph">
      <style:text-properties style:font-name="Arial" style:font-name-complex="Arial" fo:color="#222222" fo:background-color="#FFFFFF"/>
    </style:style>
    <style:style style:name="P11" style:parent-style-name="Standard" style:family="paragraph">
      <style:text-properties style:font-name="Arial" style:font-name-complex="Arial" fo:color="#222222" fo:background-color="#FFFFFF"/>
    </style:style>
    <style:style style:name="T12" style:parent-style-name="DefaultParagraphFont" style:family="text">
      <style:text-properties style:font-name="Segoe UI" style:font-name-complex="Segoe UI" fo:font-weight="bold" style:font-weight-asian="bold" fo:color="#3D4752" fo:font-size="18pt" style:font-size-asian="18pt" style:font-size-complex="18pt"/>
    </style:style>
    <style:style style:name="T13" style:parent-style-name="DefaultParagraphFont" style:family="text">
      <style:text-properties style:font-name="Segoe UI" style:font-name-complex="Segoe UI" fo:color="#3D4752" fo:font-size="18pt" style:font-size-asian="18pt" style:font-size-complex="18pt"/>
    </style:style>
    <style:style style:name="P14" style:parent-style-name="Standard" style:family="paragraph">
      <style:text-properties style:font-name="Arial" style:font-name-complex="Arial" fo:color="#222222" fo:background-color="#FFFFFF"/>
    </style:style>
    <style:style style:name="P15" style:parent-style-name="Normal" style:family="paragraph">
      <style:paragraph-properties fo:margin-top="0.0694in" fo:margin-bottom="0.0694in"/>
      <style:text-properties fo:hyphenate="true"/>
    </style:style>
    <style:style style:name="T16"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17"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T18"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19"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P20" style:parent-style-name="Normal" style:family="paragraph">
      <style:paragraph-properties fo:margin-top="0.0694in" fo:margin-bottom="0.0694in"/>
      <style:text-properties fo:hyphenate="true"/>
    </style:style>
    <style:style style:name="T21"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22"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T23"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24"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P25" style:parent-style-name="Normal" style:family="paragraph">
      <style:paragraph-properties fo:margin-top="0.0694in" fo:margin-bottom="0.0694in"/>
      <style:text-properties fo:hyphenate="true"/>
    </style:style>
    <style:style style:name="T26"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27"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T28"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29"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P30" style:parent-style-name="Normal" style:family="paragraph">
      <style:paragraph-properties fo:margin-top="0.0694in" fo:margin-bottom="0.0694in"/>
      <style:text-properties fo:hyphenate="true"/>
    </style:style>
    <style:style style:name="T31"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32"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T33" style:parent-style-name="DefaultParagraphFont" style:family="text">
      <style:text-properties style:font-name="inherit" style:font-name-asian="Times New Roman" style:font-name-complex="Segoe UI" fo:font-weight="bold" style:font-weight-asian="bold" fo:color="#3D4752" style:letter-kerning="false" fo:language="en" fo:country="US" style:language-asian="en" style:country-asian="US" style:language-complex="ar" style:country-complex="SA"/>
    </style:style>
    <style:style style:name="T34" style:parent-style-name="DefaultParagraphFont" style:family="text">
      <style:text-properties style:font-name="inherit" style:font-name-asian="Times New Roman" style:font-name-complex="Segoe UI" fo:color="#3D4752" style:letter-kerning="false" fo:language="en" fo:country="US" style:language-asian="en" style:country-asian="US" style:language-complex="ar" style:country-complex="SA"/>
    </style:style>
    <style:style style:name="T35" style:parent-style-name="DefaultParagraphFont" style:family="text">
      <style:text-properties style:font-name="Segoe UI" style:font-name-complex="Segoe UI" fo:color="#3D4752" fo:font-size="18pt" style:font-size-asian="18pt" style:font-size-complex="18pt"/>
    </style:style>
    <style:style style:name="T36" style:parent-style-name="Emphasis" style:family="text">
      <style:text-properties style:font-name="Segoe UI" style:font-name-complex="Segoe UI" fo:color="#3D4752" fo:font-size="18pt" style:font-size-asian="18pt" style:font-size-complex="18pt"/>
    </style:style>
    <style:style style:name="T37" style:parent-style-name="DefaultParagraphFont" style:family="text">
      <style:text-properties style:font-name="Segoe UI" style:font-name-complex="Segoe UI" fo:color="#3D4752" fo:font-size="18pt" style:font-size-asian="18pt" style:font-size-complex="18pt"/>
    </style:style>
    <style:style style:name="P38" style:parent-style-name="Standard" style:family="paragraph">
      <style:text-properties style:font-name="Arial" style:font-name-complex="Arial" fo:color="#222222" fo:background-color="#FFFFFF"/>
    </style:style>
    <style:style style:name="TableColumn40" style:family="table-column">
      <style:table-column-properties style:column-width="0.5861in"/>
    </style:style>
    <style:style style:name="TableColumn41" style:family="table-column">
      <style:table-column-properties style:column-width="0.8937in"/>
    </style:style>
    <style:style style:name="TableColumn42" style:family="table-column">
      <style:table-column-properties style:column-width="4.5618in"/>
    </style:style>
    <style:style style:name="Table39" style:family="table">
      <style:table-properties style:width="6.0416in" fo:margin-left="0in" table:align="left"/>
    </style:style>
    <style:style style:name="TableRow43" style:family="table-row">
      <style:table-row-properties/>
    </style:style>
    <style:style style:name="TableCell44" style:family="table-cell">
      <style:table-cell-properties fo:border-top="none" fo:border-left="none" fo:border-bottom="0.0104in solid #3D4752" fo:border-right="none" style:writing-mode="lr-tb" style:vertical-align="bottom" fo:padding-top="0in" fo:padding-left="0in" fo:padding-bottom="0in" fo:padding-right="0in"/>
    </style:style>
    <style:style style:name="P45" style:parent-style-name="Normal" style:family="paragraph">
      <style:paragraph-properties style:vertical-align="auto"/>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Cell46" style:family="table-cell">
      <style:table-cell-properties fo:border-top="none" fo:border-left="none" fo:border-bottom="0.0104in solid #3D4752" fo:border-right="none" style:writing-mode="lr-tb" style:vertical-align="bottom" fo:padding-top="0in" fo:padding-left="0in" fo:padding-bottom="0in" fo:padding-right="0in"/>
    </style:style>
    <style:style style:name="P47" style:parent-style-name="Normal" style:family="paragraph">
      <style:paragraph-properties style:vertical-align="auto"/>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Cell48" style:family="table-cell">
      <style:table-cell-properties fo:border-top="none" fo:border-left="none" fo:border-bottom="0.0104in solid #3D4752" fo:border-right="none" style:writing-mode="lr-tb" style:vertical-align="bottom" fo:padding-top="0in" fo:padding-left="0in" fo:padding-bottom="0in" fo:padding-right="0in"/>
    </style:style>
    <style:style style:name="P49" style:parent-style-name="Normal" style:family="paragraph">
      <style:paragraph-properties style:vertical-align="auto"/>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50" style:family="table-row">
      <style:table-row-properties/>
    </style:style>
    <style:style style:name="TableCell51" style:family="table-cell">
      <style:table-cell-properties fo:border="none" style:writing-mode="lr-tb" fo:padding-top="0.1458in" fo:padding-left="0in" fo:padding-bottom="0.25in" fo:padding-right="0.25in"/>
    </style:style>
    <style:style style:name="P52" style:parent-style-name="Normal" style:family="paragraph">
      <style:paragraph-properties fo:text-align="center"/>
      <style:text-properties fo:hyphenate="true"/>
    </style:style>
    <style:style style:name="T53"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54" style:family="table-cell">
      <style:table-cell-properties fo:border="none" style:writing-mode="lr-tb" fo:padding-top="0.1458in" fo:padding-left="0in" fo:padding-bottom="0.25in" fo:padding-right="0.25in"/>
    </style:style>
    <style:style style:name="P55"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56" style:family="table-cell">
      <style:table-cell-properties fo:border="none" style:writing-mode="lr-tb" fo:padding-top="0.1458in" fo:padding-left="0in" fo:padding-bottom="0.25in" fo:padding-right="0.25in"/>
    </style:style>
    <style:style style:name="P57"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58" style:family="table-row">
      <style:table-row-properties/>
    </style:style>
    <style:style style:name="TableCell59" style:family="table-cell">
      <style:table-cell-properties fo:border="none" style:writing-mode="lr-tb" fo:padding-top="0.0416in" fo:padding-left="0in" fo:padding-bottom="0.25in" fo:padding-right="0.25in"/>
    </style:style>
    <style:style style:name="P60" style:parent-style-name="Normal" style:family="paragraph">
      <style:paragraph-properties fo:text-align="center"/>
      <style:text-properties fo:hyphenate="true"/>
    </style:style>
    <style:style style:name="T61"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62" style:family="table-cell">
      <style:table-cell-properties fo:border="none" style:writing-mode="lr-tb" fo:padding-top="0.0416in" fo:padding-left="0in" fo:padding-bottom="0.25in" fo:padding-right="0.25in"/>
    </style:style>
    <style:style style:name="P63"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64" style:family="table-cell">
      <style:table-cell-properties fo:border="none" style:writing-mode="lr-tb" fo:padding-top="0.0416in" fo:padding-left="0in" fo:padding-bottom="0.25in" fo:padding-right="0.25in"/>
    </style:style>
    <style:style style:name="P65"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66" style:family="table-row">
      <style:table-row-properties/>
    </style:style>
    <style:style style:name="TableCell67" style:family="table-cell">
      <style:table-cell-properties fo:border="none" style:writing-mode="lr-tb" fo:padding-top="0.0416in" fo:padding-left="0in" fo:padding-bottom="0.25in" fo:padding-right="0.25in"/>
    </style:style>
    <style:style style:name="P68" style:parent-style-name="Normal" style:family="paragraph">
      <style:paragraph-properties fo:text-align="center"/>
      <style:text-properties fo:hyphenate="true"/>
    </style:style>
    <style:style style:name="T69"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70" style:family="table-cell">
      <style:table-cell-properties fo:border="none" style:writing-mode="lr-tb" fo:padding-top="0.0416in" fo:padding-left="0in" fo:padding-bottom="0.25in" fo:padding-right="0.25in"/>
    </style:style>
    <style:style style:name="P71"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72" style:family="table-cell">
      <style:table-cell-properties fo:border="none" style:writing-mode="lr-tb" fo:padding-top="0.0416in" fo:padding-left="0in" fo:padding-bottom="0.25in" fo:padding-right="0.25in"/>
    </style:style>
    <style:style style:name="P73"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74" style:family="table-row">
      <style:table-row-properties/>
    </style:style>
    <style:style style:name="TableCell75" style:family="table-cell">
      <style:table-cell-properties fo:border="none" style:writing-mode="lr-tb" fo:padding-top="0.0416in" fo:padding-left="0in" fo:padding-bottom="0.25in" fo:padding-right="0.25in"/>
    </style:style>
    <style:style style:name="P76" style:parent-style-name="Normal" style:family="paragraph">
      <style:paragraph-properties fo:text-align="center"/>
      <style:text-properties fo:hyphenate="true"/>
    </style:style>
    <style:style style:name="T77"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78" style:family="table-cell">
      <style:table-cell-properties fo:border="none" style:writing-mode="lr-tb" fo:padding-top="0.0416in" fo:padding-left="0in" fo:padding-bottom="0.25in" fo:padding-right="0.25in"/>
    </style:style>
    <style:style style:name="P79"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80" style:family="table-cell">
      <style:table-cell-properties fo:border="none" style:writing-mode="lr-tb" fo:padding-top="0.0416in" fo:padding-left="0in" fo:padding-bottom="0.25in" fo:padding-right="0.25in"/>
    </style:style>
    <style:style style:name="P81"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82" style:family="table-row">
      <style:table-row-properties/>
    </style:style>
    <style:style style:name="TableCell83" style:family="table-cell">
      <style:table-cell-properties fo:border="none" style:writing-mode="lr-tb" fo:padding-top="0.0416in" fo:padding-left="0in" fo:padding-bottom="0.25in" fo:padding-right="0.25in"/>
    </style:style>
    <style:style style:name="P84" style:parent-style-name="Normal" style:family="paragraph">
      <style:paragraph-properties fo:text-align="center"/>
      <style:text-properties fo:hyphenate="true"/>
    </style:style>
    <style:style style:name="T85"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86" style:family="table-cell">
      <style:table-cell-properties fo:border="none" style:writing-mode="lr-tb" fo:padding-top="0.0416in" fo:padding-left="0in" fo:padding-bottom="0.25in" fo:padding-right="0.25in"/>
    </style:style>
    <style:style style:name="P87"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88" style:family="table-cell">
      <style:table-cell-properties fo:border="none" style:writing-mode="lr-tb" fo:padding-top="0.0416in" fo:padding-left="0in" fo:padding-bottom="0.25in" fo:padding-right="0.25in"/>
    </style:style>
    <style:style style:name="P89"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90" style:family="table-row">
      <style:table-row-properties/>
    </style:style>
    <style:style style:name="TableCell91" style:family="table-cell">
      <style:table-cell-properties fo:border="none" style:writing-mode="lr-tb" fo:padding-top="0.0416in" fo:padding-left="0in" fo:padding-bottom="0.25in" fo:padding-right="0.25in"/>
    </style:style>
    <style:style style:name="P92" style:parent-style-name="Normal" style:family="paragraph">
      <style:paragraph-properties fo:text-align="center"/>
      <style:text-properties fo:hyphenate="true"/>
    </style:style>
    <style:style style:name="T93"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94" style:family="table-cell">
      <style:table-cell-properties fo:border="none" style:writing-mode="lr-tb" fo:padding-top="0.0416in" fo:padding-left="0in" fo:padding-bottom="0.25in" fo:padding-right="0.25in"/>
    </style:style>
    <style:style style:name="P95"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96" style:family="table-cell">
      <style:table-cell-properties fo:border="none" style:writing-mode="lr-tb" fo:padding-top="0.0416in" fo:padding-left="0in" fo:padding-bottom="0.25in" fo:padding-right="0.25in"/>
    </style:style>
    <style:style style:name="P97"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98" style:family="table-row">
      <style:table-row-properties/>
    </style:style>
    <style:style style:name="TableCell99" style:family="table-cell">
      <style:table-cell-properties fo:border="none" style:writing-mode="lr-tb" fo:padding-top="0.0416in" fo:padding-left="0in" fo:padding-bottom="0.25in" fo:padding-right="0.25in"/>
    </style:style>
    <style:style style:name="P100" style:parent-style-name="Normal" style:family="paragraph">
      <style:paragraph-properties fo:text-align="center"/>
      <style:text-properties fo:hyphenate="true"/>
    </style:style>
    <style:style style:name="T101"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02" style:family="table-cell">
      <style:table-cell-properties fo:border="none" style:writing-mode="lr-tb" fo:padding-top="0.0416in" fo:padding-left="0in" fo:padding-bottom="0.25in" fo:padding-right="0.25in"/>
    </style:style>
    <style:style style:name="P103"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04" style:family="table-cell">
      <style:table-cell-properties fo:border="none" style:writing-mode="lr-tb" fo:padding-top="0.0416in" fo:padding-left="0in" fo:padding-bottom="0.25in" fo:padding-right="0.25in"/>
    </style:style>
    <style:style style:name="P105"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P106" style:parent-style-name="Normal" style:family="paragraph">
      <style:paragraph-properties fo:margin-top="0.0694in" fo:margin-bottom="0.0694in"/>
      <style:text-properties style:font-name="Segoe UI" style:font-name-asian="Times New Roman" style:font-name-complex="Segoe UI" fo:font-weight="bold" style:font-weight-asian="bold" style:font-weight-complex="bold" fo:color="#3D4752" style:letter-kerning="false" fo:font-size="13.5pt" style:font-size-asian="13.5pt" style:font-size-complex="13.5pt" fo:language="en" fo:country="US" style:language-asian="en" style:country-asian="US" style:language-complex="ar" style:country-complex="SA" fo:hyphenate="true"/>
    </style:style>
    <style:style style:name="P107" style:parent-style-name="Normal" style:family="paragraph">
      <style:paragraph-properties fo:margin-top="0.0694in" fo:margin-bottom="0.0694in"/>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P108" style:parent-style-name="Normal" style:family="paragraph">
      <style:paragraph-properties fo:margin-top="0.0694in" fo:margin-bottom="0.0694in"/>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olumn110" style:family="table-column">
      <style:table-column-properties style:column-width="0.5861in"/>
    </style:style>
    <style:style style:name="TableColumn111" style:family="table-column">
      <style:table-column-properties style:column-width="1.2701in"/>
    </style:style>
    <style:style style:name="TableColumn112" style:family="table-column">
      <style:table-column-properties style:column-width="4.1854in"/>
    </style:style>
    <style:style style:name="Table109" style:family="table">
      <style:table-properties style:width="6.0416in" fo:margin-left="0in" table:align="left"/>
    </style:style>
    <style:style style:name="TableRow113" style:family="table-row">
      <style:table-row-properties/>
    </style:style>
    <style:style style:name="TableCell114" style:family="table-cell">
      <style:table-cell-properties fo:border-top="none" fo:border-left="none" fo:border-bottom="0.0104in solid #3D4752" fo:border-right="none" style:writing-mode="lr-tb" style:vertical-align="bottom" fo:padding-top="0in" fo:padding-left="0in" fo:padding-bottom="0in" fo:padding-right="0in"/>
    </style:style>
    <style:style style:name="P115" style:parent-style-name="Normal" style:family="paragraph">
      <style:paragraph-properties style:vertical-align="auto"/>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Cell116" style:family="table-cell">
      <style:table-cell-properties fo:border-top="none" fo:border-left="none" fo:border-bottom="0.0104in solid #3D4752" fo:border-right="none" style:writing-mode="lr-tb" style:vertical-align="bottom" fo:padding-top="0in" fo:padding-left="0in" fo:padding-bottom="0in" fo:padding-right="0in"/>
    </style:style>
    <style:style style:name="P117" style:parent-style-name="Normal" style:family="paragraph">
      <style:paragraph-properties style:vertical-align="auto"/>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Cell118" style:family="table-cell">
      <style:table-cell-properties fo:border-top="none" fo:border-left="none" fo:border-bottom="0.0104in solid #3D4752" fo:border-right="none" style:writing-mode="lr-tb" style:vertical-align="bottom" fo:padding-top="0in" fo:padding-left="0in" fo:padding-bottom="0in" fo:padding-right="0in"/>
    </style:style>
    <style:style style:name="P119" style:parent-style-name="Normal" style:family="paragraph">
      <style:paragraph-properties style:vertical-align="auto"/>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120" style:family="table-row">
      <style:table-row-properties/>
    </style:style>
    <style:style style:name="TableCell121" style:family="table-cell">
      <style:table-cell-properties fo:border="none" style:writing-mode="lr-tb" fo:padding-top="0.1458in" fo:padding-left="0in" fo:padding-bottom="0.25in" fo:padding-right="0.25in"/>
    </style:style>
    <style:style style:name="P122" style:parent-style-name="Normal" style:family="paragraph">
      <style:paragraph-properties fo:text-align="center"/>
      <style:text-properties fo:hyphenate="true"/>
    </style:style>
    <style:style style:name="T123"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24" style:family="table-cell">
      <style:table-cell-properties fo:border="none" style:writing-mode="lr-tb" fo:padding-top="0.1458in" fo:padding-left="0in" fo:padding-bottom="0.25in" fo:padding-right="0.25in"/>
    </style:style>
    <style:style style:name="P125"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26" style:family="table-cell">
      <style:table-cell-properties fo:border="none" style:writing-mode="lr-tb" fo:padding-top="0.1458in" fo:padding-left="0in" fo:padding-bottom="0.25in" fo:padding-right="0.25in"/>
    </style:style>
    <style:style style:name="P127"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128" style:family="table-row">
      <style:table-row-properties/>
    </style:style>
    <style:style style:name="TableCell129" style:family="table-cell">
      <style:table-cell-properties fo:border="none" style:writing-mode="lr-tb" fo:padding-top="0.0416in" fo:padding-left="0in" fo:padding-bottom="0.25in" fo:padding-right="0.25in"/>
    </style:style>
    <style:style style:name="P130" style:parent-style-name="Normal" style:family="paragraph">
      <style:paragraph-properties fo:text-align="center"/>
      <style:text-properties fo:hyphenate="true"/>
    </style:style>
    <style:style style:name="T131"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32" style:family="table-cell">
      <style:table-cell-properties fo:border="none" style:writing-mode="lr-tb" fo:padding-top="0.0416in" fo:padding-left="0in" fo:padding-bottom="0.25in" fo:padding-right="0.25in"/>
    </style:style>
    <style:style style:name="P133"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34" style:family="table-cell">
      <style:table-cell-properties fo:border="none" style:writing-mode="lr-tb" fo:padding-top="0.0416in" fo:padding-left="0in" fo:padding-bottom="0.25in" fo:padding-right="0.25in"/>
    </style:style>
    <style:style style:name="P135"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136" style:family="table-row">
      <style:table-row-properties/>
    </style:style>
    <style:style style:name="TableCell137" style:family="table-cell">
      <style:table-cell-properties fo:border="none" style:writing-mode="lr-tb" fo:padding-top="0.0416in" fo:padding-left="0in" fo:padding-bottom="0.25in" fo:padding-right="0.25in"/>
    </style:style>
    <style:style style:name="P138" style:parent-style-name="Normal" style:family="paragraph">
      <style:paragraph-properties fo:text-align="center"/>
      <style:text-properties fo:hyphenate="true"/>
    </style:style>
    <style:style style:name="T139"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40" style:family="table-cell">
      <style:table-cell-properties fo:border="none" style:writing-mode="lr-tb" fo:padding-top="0.0416in" fo:padding-left="0in" fo:padding-bottom="0.25in" fo:padding-right="0.25in"/>
    </style:style>
    <style:style style:name="P141"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42" style:family="table-cell">
      <style:table-cell-properties fo:border="none" style:writing-mode="lr-tb" fo:padding-top="0.0416in" fo:padding-left="0in" fo:padding-bottom="0.25in" fo:padding-right="0.25in"/>
    </style:style>
    <style:style style:name="P143"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144" style:family="table-row">
      <style:table-row-properties/>
    </style:style>
    <style:style style:name="TableCell145" style:family="table-cell">
      <style:table-cell-properties fo:border="none" style:writing-mode="lr-tb" fo:padding-top="0.0416in" fo:padding-left="0in" fo:padding-bottom="0.25in" fo:padding-right="0.25in"/>
    </style:style>
    <style:style style:name="P146" style:parent-style-name="Normal" style:family="paragraph">
      <style:paragraph-properties fo:text-align="center"/>
      <style:text-properties fo:hyphenate="true"/>
    </style:style>
    <style:style style:name="T147"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48" style:family="table-cell">
      <style:table-cell-properties fo:border="none" style:writing-mode="lr-tb" fo:padding-top="0.0416in" fo:padding-left="0in" fo:padding-bottom="0.25in" fo:padding-right="0.25in"/>
    </style:style>
    <style:style style:name="P149"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50" style:family="table-cell">
      <style:table-cell-properties fo:border="none" style:writing-mode="lr-tb" fo:padding-top="0.0416in" fo:padding-left="0in" fo:padding-bottom="0.25in" fo:padding-right="0.25in"/>
    </style:style>
    <style:style style:name="P151"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152" style:family="table-row">
      <style:table-row-properties/>
    </style:style>
    <style:style style:name="TableCell153" style:family="table-cell">
      <style:table-cell-properties fo:border="none" style:writing-mode="lr-tb" fo:padding-top="0.0416in" fo:padding-left="0in" fo:padding-bottom="0.25in" fo:padding-right="0.25in"/>
    </style:style>
    <style:style style:name="P154" style:parent-style-name="Normal" style:family="paragraph">
      <style:paragraph-properties fo:text-align="center"/>
      <style:text-properties fo:hyphenate="true"/>
    </style:style>
    <style:style style:name="T155"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56" style:family="table-cell">
      <style:table-cell-properties fo:border="none" style:writing-mode="lr-tb" fo:padding-top="0.0416in" fo:padding-left="0in" fo:padding-bottom="0.25in" fo:padding-right="0.25in"/>
    </style:style>
    <style:style style:name="P157"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58" style:family="table-cell">
      <style:table-cell-properties fo:border="none" style:writing-mode="lr-tb" fo:padding-top="0.0416in" fo:padding-left="0in" fo:padding-bottom="0.25in" fo:padding-right="0.25in"/>
    </style:style>
    <style:style style:name="P159"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TableRow160" style:family="table-row">
      <style:table-row-properties/>
    </style:style>
    <style:style style:name="TableCell161" style:family="table-cell">
      <style:table-cell-properties fo:border="none" style:writing-mode="lr-tb" fo:padding-top="0.0416in" fo:padding-left="0in" fo:padding-bottom="0.25in" fo:padding-right="0.25in"/>
    </style:style>
    <style:style style:name="P162" style:parent-style-name="Normal" style:family="paragraph">
      <style:paragraph-properties fo:text-align="center"/>
      <style:text-properties fo:hyphenate="true"/>
    </style:style>
    <style:style style:name="T163" style:parent-style-name="DefaultParagraphFont" style:family="text">
      <style:text-properties style:font-name="Segoe UI" style:font-name-asian="Times New Roman" style:font-name-complex="Segoe UI" fo:color="#3D4752" style:letter-kerning="false" fo:language="en" fo:country="US" style:language-asian="en" style:country-asian="US" style:language-complex="ar" style:country-complex="SA"/>
    </style:style>
    <style:style style:name="TableCell164" style:family="table-cell">
      <style:table-cell-properties fo:border="none" style:writing-mode="lr-tb" fo:padding-top="0.0416in" fo:padding-left="0in" fo:padding-bottom="0.25in" fo:padding-right="0.25in"/>
    </style:style>
    <style:style style:name="P165" style:parent-style-name="Normal" style:family="paragraph">
      <style:paragraph-properties style:vertical-align="auto"/>
      <style:text-properties style:font-name="Segoe UI" style:font-name-asian="Times New Roman" style:font-name-complex="Segoe UI" fo:color="#3D4752" style:letter-kerning="false" fo:language="en" fo:country="US" style:language-asian="en" style:country-asian="US" style:language-complex="ar" style:country-complex="SA" fo:hyphenate="true"/>
    </style:style>
    <style:style style:name="TableCell166" style:family="table-cell">
      <style:table-cell-properties fo:border="none" style:writing-mode="lr-tb" fo:padding-top="0.0416in" fo:padding-left="0in" fo:padding-bottom="0.25in" fo:padding-right="0.25in"/>
    </style:style>
    <style:style style:name="P167" style:parent-style-name="Normal" style:family="paragraph">
      <style:text-properties style:font-name="inherit" style:font-name-asian="Times New Roman" style:font-name-complex="Segoe UI" fo:color="#3D4752" style:letter-kerning="false" fo:language="en" fo:country="US" style:language-asian="en" style:country-asian="US" style:language-complex="ar" style:country-complex="SA" fo:hyphenate="true"/>
    </style:style>
    <style:style style:name="P168" style:parent-style-name="Standard" style:family="paragraph">
      <style:text-properties style:font-name="Arial" style:font-name-complex="Arial" fo:color="#222222" fo:background-color="#FFFFFF"/>
    </style:style>
    <style:style style:name="P169" style:parent-style-name="Standard" style:family="paragraph">
      <style:text-properties style:font-name="Segoe UI" style:font-name-complex="Segoe UI" fo:color="#3D4752" fo:font-size="18pt" style:font-size-asian="18pt" style:font-size-complex="18pt"/>
    </style:style>
    <style:style style:name="P170" style:parent-style-name="Normal" style:family="paragraph">
      <style:text-properties fo:hyphenate="true"/>
    </style:style>
    <style:style style:name="T171" style:parent-style-name="DefaultParagraphFont" style:family="text">
      <style:text-properties style:font-name="inherit" style:font-name-asian="Times New Roman" style:font-name-complex="Segoe UI" fo:font-weight="bold" style:font-weight-asian="bold" style:font-weight-complex="bold" fo:color="#3D4752" style:letter-kerning="false" fo:font-size="14.5pt" style:font-size-asian="14.5pt" style:font-size-complex="14.5pt" fo:language="en" fo:country="US" style:language-asian="en" style:country-asian="US" style:language-complex="ar" style:country-complex="SA"/>
    </style:style>
    <style:style style:name="T172" style:parent-style-name="DefaultParagraphFont" style:family="text">
      <style:text-properties style:font-name="inherit" style:font-name-asian="Times New Roman" style:font-name-complex="Segoe UI" fo:color="#3D4752" style:letter-kerning="false" fo:font-size="14.5pt" style:font-size-asian="14.5pt" style:font-size-complex="14.5pt" fo:language="en" fo:country="US" style:language-asian="en" style:country-asian="US" style:language-complex="ar" style:country-complex="SA"/>
    </style:style>
    <style:style style:name="P173" style:parent-style-name="Normal" style:family="paragraph">
      <style:text-properties fo:hyphenate="true"/>
    </style:style>
    <style:style style:name="T174" style:parent-style-name="DefaultParagraphFont" style:family="text">
      <style:text-properties style:font-name="inherit" style:font-name-asian="Times New Roman" style:font-name-complex="Segoe UI" fo:font-weight="bold" style:font-weight-asian="bold" style:font-weight-complex="bold" fo:color="#3D4752" style:letter-kerning="false" fo:font-size="14.5pt" style:font-size-asian="14.5pt" style:font-size-complex="14.5pt" fo:language="en" fo:country="US" style:language-asian="en" style:country-asian="US" style:language-complex="ar" style:country-complex="SA"/>
    </style:style>
    <style:style style:name="T175" style:parent-style-name="DefaultParagraphFont" style:family="text">
      <style:text-properties style:font-name="inherit" style:font-name-asian="Times New Roman" style:font-name-complex="Segoe UI" fo:color="#3D4752" style:letter-kerning="false" fo:font-size="14.5pt" style:font-size-asian="14.5pt" style:font-size-complex="14.5pt" fo:language="en" fo:country="US" style:language-asian="en" style:country-asian="US" style:language-complex="ar" style:country-complex="SA"/>
    </style:style>
    <style:style style:name="P176" style:parent-style-name="Normal" style:family="paragraph">
      <style:text-properties fo:hyphenate="true"/>
    </style:style>
    <style:style style:name="T177" style:parent-style-name="DefaultParagraphFont" style:family="text">
      <style:text-properties style:font-name="inherit" style:font-name-asian="Times New Roman" style:font-name-complex="Segoe UI" fo:font-weight="bold" style:font-weight-asian="bold" style:font-weight-complex="bold" fo:color="#3D4752" style:letter-kerning="false" fo:font-size="14.5pt" style:font-size-asian="14.5pt" style:font-size-complex="14.5pt" fo:language="en" fo:country="US" style:language-asian="en" style:country-asian="US" style:language-complex="ar" style:country-complex="SA"/>
    </style:style>
    <style:style style:name="T178" style:parent-style-name="DefaultParagraphFont" style:family="text">
      <style:text-properties style:font-name="inherit" style:font-name-asian="Times New Roman" style:font-name-complex="Segoe UI" fo:color="#3D4752" style:letter-kerning="false" fo:font-size="14.5pt" style:font-size-asian="14.5pt" style:font-size-complex="14.5pt" fo:language="en" fo:country="US" style:language-asian="en" style:country-asian="US" style:language-complex="ar" style:country-complex="SA"/>
    </style:style>
    <style:style style:name="P179" style:parent-style-name="Standard" style:family="paragraph">
      <style:text-properties style:font-name="Segoe UI" style:font-name-complex="Segoe UI" fo:color="#3D4752" fo:font-size="18pt" style:font-size-asian="18pt" style:font-size-complex="18pt"/>
    </style:style>
    <style:style style:name="P180" style:parent-style-name="Standard" style:family="paragraph">
      <style:text-properties style:font-name="Arial" style:font-name-complex="Arial" fo:color="#222222" fo:background-color="#FFFFFF"/>
    </style:style>
    <style:style style:name="P181" style:parent-style-name="Standard" style:family="paragraph">
      <style:text-properties style:font-name="Segoe UI" style:font-name-complex="Segoe UI" fo:color="#3D4752" fo:font-size="18pt" style:font-size-asian="18pt" style:font-size-complex="18pt"/>
    </style:style>
    <style:style style:name="P182" style:parent-style-name="Standard" style:family="paragraph">
      <style:text-properties style:font-name="Arial" style:font-name-complex="Arial" fo:color="#222222" fo:background-color="#FFFFFF"/>
    </style:style>
    <style:style style:name="P183" style:parent-style-name="Standard" style:family="paragraph">
      <style:text-properties style:font-name="Arial" style:font-name-complex="Arial" fo:color="#222222" fo:background-color="#FFFFFF"/>
    </style:style>
    <style:style style:name="P184" style:parent-style-name="Standard" style:family="paragraph">
      <style:text-properties style:font-name="Arial" style:font-name-complex="Arial" fo:color="#222222" fo:background-color="#FFFFFF"/>
    </style:style>
    <style:style style:name="P185" style:parent-style-name="Standard" style:family="paragraph">
      <style:text-properties style:font-name="Arial" style:font-name-complex="Arial" fo:color="#222222" fo:background-color="#FFFFFF"/>
    </style:style>
    <style:style style:name="P186" style:parent-style-name="Standard" style:family="paragraph">
      <style:text-properties style:font-name="Arial" style:font-name-complex="Arial" fo:color="#222222" fo:background-color="#FFFFFF"/>
    </style:style>
    <style:style style:name="P187" style:parent-style-name="Standard" style:family="paragraph">
      <style:text-properties style:font-name="Arial" style:font-name-complex="Arial" fo:color="#222222" fo:background-color="#FFFFFF"/>
    </style:style>
    <style:style style:name="P188" style:parent-style-name="Standard" style:family="paragraph">
      <style:text-properties style:font-name="Arial" style:font-name-complex="Arial" fo:color="#222222" fo:background-color="#FFFFFF"/>
    </style:style>
    <style:style style:name="P189" style:parent-style-name="Standard" style:family="paragraph">
      <style:text-properties style:font-name="Arial" style:font-name-complex="Arial" fo:color="#222222" fo:background-color="#FFFFFF"/>
    </style:style>
    <style:style style:name="P190" style:parent-style-name="Standard" style:family="paragraph">
      <style:text-properties style:font-name="Arial" style:font-name-complex="Arial" fo:color="#222222" fo:background-color="#FFFFFF"/>
    </style:style>
    <style:style style:name="P191"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192" style:parent-style-name="NormalWeb" style:family="paragraph">
      <style:paragraph-properties fo:text-align="center" fo:background-color="#FFFFFF"/>
    </style:style>
    <style:style style:name="T193" style:parent-style-name="DefaultParagraphFont" style:family="text">
      <style:text-properties style:font-name="Source Sans Pro" fo:color="#04B8E6" fo:font-size="13.5pt" style:font-size-asian="13.5pt" style:font-size-complex="13.5pt"/>
    </style:style>
    <style:style style:name="P194" style:parent-style-name="NormalWeb" style:family="paragraph">
      <style:paragraph-properties fo:background-color="#FFFFFF"/>
      <style:text-properties style:font-name="Source Sans Pro" fo:color="#222222" fo:font-size="13.5pt" style:font-size-asian="13.5pt" style:font-size-complex="13.5pt"/>
    </style:style>
    <style:style style:name="P195"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196" style:parent-style-name="NormalWeb" style:family="paragraph">
      <style:paragraph-properties fo:background-color="#FFFFFF"/>
      <style:text-properties style:font-name="Source Sans Pro" fo:color="#222222" fo:font-size="13.5pt" style:font-size-asian="13.5pt" style:font-size-complex="13.5pt"/>
    </style:style>
    <style:style style:name="P197" style:parent-style-name="Normal" style:family="paragraph">
      <style:paragraph-properties style:vertical-align="auto" fo:margin-top="0.0694in" fo:margin-bottom="0.0694in" fo:background-color="#FFFFFF"/>
      <style:text-properties style:font-name="Source Sans Pro" fo:color="#222222" fo:font-size="13.5pt" style:font-size-asian="13.5pt" style:font-size-complex="13.5pt" fo:hyphenate="true"/>
    </style:style>
    <style:style style:name="P198"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199" style:parent-style-name="NormalWeb" style:family="paragraph">
      <style:paragraph-properties fo:background-color="#FFFFFF"/>
      <style:text-properties style:font-name="Source Sans Pro" fo:color="#222222" fo:font-size="13.5pt" style:font-size-asian="13.5pt" style:font-size-complex="13.5pt"/>
    </style:style>
    <style:style style:name="P200" style:parent-style-name="Normal" style:family="paragraph">
      <style:paragraph-properties style:vertical-align="auto" fo:margin-top="0.0694in" fo:margin-bottom="0.0694in" fo:background-color="#FFFFFF"/>
      <style:text-properties style:font-name="Source Sans Pro" fo:color="#222222" fo:font-size="13.5pt" style:font-size-asian="13.5pt" style:font-size-complex="13.5pt" fo:hyphenate="true"/>
    </style:style>
    <style:style style:name="P201" style:parent-style-name="Standard" style:family="paragraph">
      <style:text-properties style:font-name="Arial" style:font-name-complex="Arial" fo:color="#222222" fo:background-color="#FFFFFF"/>
    </style:style>
    <style:style style:name="P202" style:parent-style-name="Standard" style:family="paragraph">
      <style:text-properties style:font-name="Arial" style:font-name-complex="Arial" fo:color="#222222" fo:background-color="#FFFFFF"/>
    </style:style>
    <style:style style:name="P203"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204" style:parent-style-name="NormalWeb" style:family="paragraph">
      <style:paragraph-properties fo:background-color="#FFFFFF"/>
      <style:text-properties style:font-name="Source Sans Pro" fo:color="#222222" fo:font-size="13.5pt" style:font-size-asian="13.5pt" style:font-size-complex="13.5pt"/>
    </style:style>
    <style:style style:name="P205" style:parent-style-name="NormalWeb" style:family="paragraph">
      <style:paragraph-properties fo:background-color="#FFFFFF"/>
      <style:text-properties style:font-name="Source Sans Pro" fo:color="#222222" fo:font-size="13.5pt" style:font-size-asian="13.5pt" style:font-size-complex="13.5pt"/>
    </style:style>
    <style:style style:name="P206" style:parent-style-name="NormalWeb" style:family="paragraph">
      <style:paragraph-properties fo:background-color="#FFFFFF"/>
      <style:text-properties style:font-name="Source Sans Pro" fo:color="#222222" fo:font-size="13.5pt" style:font-size-asian="13.5pt" style:font-size-complex="13.5pt"/>
    </style:style>
    <style:style style:name="P207" style:parent-style-name="NormalWeb" style:family="paragraph">
      <style:paragraph-properties fo:background-color="#FFFFFF"/>
      <style:text-properties style:font-name="Source Sans Pro" fo:color="#222222" fo:font-size="13.5pt" style:font-size-asian="13.5pt" style:font-size-complex="13.5pt"/>
    </style:style>
    <style:style style:name="P208"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209" style:parent-style-name="NormalWeb" style:family="paragraph">
      <style:paragraph-properties fo:background-color="#FFFFFF"/>
      <style:text-properties style:font-name="Source Sans Pro" fo:color="#222222" fo:font-size="13.5pt" style:font-size-asian="13.5pt" style:font-size-complex="13.5pt"/>
    </style:style>
    <style:style style:name="P210" style:parent-style-name="Standard" style:family="paragraph">
      <style:text-properties style:font-name="Arial" style:font-name-complex="Arial" fo:color="#222222" fo:background-color="#FFFFFF"/>
    </style:style>
    <style:style style:name="P211" style:parent-style-name="Heading2" style:family="paragraph">
      <style:paragraph-properties style:line-height-at-least="0.2583in" fo:background-color="#FFFFFF"/>
      <style:text-properties style:font-name="Source Sans Pro" fo:color="#222222" fo:font-size="19.5pt" style:font-size-asian="19.5pt" style:font-size-complex="19.5pt"/>
    </style:style>
    <style:style style:name="P212" style:parent-style-name="NormalWeb" style:family="paragraph">
      <style:paragraph-properties fo:background-color="#FFFFFF"/>
      <style:text-properties style:font-name="Source Sans Pro" fo:color="#222222" fo:font-size="13.5pt" style:font-size-asian="13.5pt" style:font-size-complex="13.5pt"/>
    </style:style>
    <style:style style:name="P213" style:parent-style-name="Normal" style:family="paragraph">
      <style:paragraph-properties style:vertical-align="auto" fo:margin-top="0.0694in" fo:margin-bottom="0.0694in" fo:background-color="#FFFFFF"/>
      <style:text-properties style:font-name="Source Sans Pro" fo:color="#222222" fo:font-size="13.5pt" style:font-size-asian="13.5pt" style:font-size-complex="13.5pt" fo:hyphenate="true"/>
    </style:style>
    <style:style style:name="P214" style:parent-style-name="Normal" style:family="paragraph">
      <style:paragraph-properties style:vertical-align="auto" fo:margin-top="0.0694in" fo:margin-bottom="0.0694in" fo:background-color="#FFFFFF"/>
      <style:text-properties style:font-name="Source Sans Pro" fo:color="#222222" fo:font-size="13.5pt" style:font-size-asian="13.5pt" style:font-size-complex="13.5pt" fo:hyphenate="true"/>
    </style:style>
    <style:style style:name="P215" style:parent-style-name="Normal" style:family="paragraph">
      <style:paragraph-properties style:vertical-align="auto" fo:margin-top="0.0694in" fo:margin-bottom="0.0694in" fo:background-color="#FFFFFF"/>
      <style:text-properties style:font-name="Source Sans Pro" fo:color="#222222" fo:font-size="13.5pt" style:font-size-asian="13.5pt" style:font-size-complex="13.5pt" fo:hyphenate="true"/>
    </style:style>
    <style:style style:name="P216" style:parent-style-name="Normal" style:family="paragraph">
      <style:paragraph-properties style:vertical-align="auto" fo:margin-top="0.0694in" fo:margin-bottom="0.0694in" fo:background-color="#FFFFFF"/>
      <style:text-properties style:font-name="Source Sans Pro" fo:color="#222222" fo:font-size="13.5pt" style:font-size-asian="13.5pt" style:font-size-complex="13.5pt" fo:hyphenate="true"/>
    </style:style>
    <style:style style:name="P217" style:parent-style-name="Normal" style:family="paragraph">
      <style:paragraph-properties style:vertical-align="auto" fo:margin-top="0.0694in" fo:margin-bottom="0.0694in" fo:background-color="#FFFFFF"/>
      <style:text-properties fo:hyphenate="true"/>
    </style:style>
    <style:style style:name="T218" style:parent-style-name="DefaultParagraphFont"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219" style:parent-style-name="DefaultParagraphFont" style:family="text">
      <style:text-properties style:font-name="Arial" style:font-name-complex="Arial" fo:color="#222222" fo:font-size="10.5pt" style:font-size-asian="10.5pt" style:font-size-complex="10.5pt" fo:background-color="#FFFFFF"/>
    </style:style>
    <style:style style:name="T220" style:parent-style-name="Hyperlink" style:family="text">
      <style:text-properties style:font-name="Arial" style:font-name-complex="Arial" fo:color="#0B0080" fo:font-size="10.5pt" style:font-size-asian="10.5pt" style:font-size-complex="10.5pt" fo:background-color="#FFFFFF"/>
    </style:style>
    <style:style style:name="T221" style:parent-style-name="DefaultParagraphFont" style:family="text">
      <style:text-properties style:font-name="Arial" style:font-name-complex="Arial" fo:color="#222222" fo:font-size="10.5pt" style:font-size-asian="10.5pt" style:font-size-complex="10.5pt" fo:background-color="#FFFFFF"/>
    </style:style>
    <style:style style:name="T222" style:parent-style-name="Hyperlink" style:family="text">
      <style:text-properties style:font-name="Arial" style:font-name-complex="Arial" fo:color="#0B0080" fo:font-size="10.5pt" style:font-size-asian="10.5pt" style:font-size-complex="10.5pt" fo:background-color="#FFFFFF"/>
    </style:style>
    <style:style style:name="T223" style:parent-style-name="DefaultParagraphFont" style:family="text">
      <style:text-properties style:font-name="Arial" style:font-name-complex="Arial" fo:color="#222222" fo:font-size="10.5pt" style:font-size-asian="10.5pt" style:font-size-complex="10.5pt" fo:background-color="#FFFFFF"/>
    </style:style>
    <style:style style:name="T224" style:parent-style-name="Hyperlink" style:family="text">
      <style:text-properties style:font-name="Arial" style:font-name-complex="Arial" fo:color="#0B0080" style:text-position="super 64.7%" fo:font-size="8.5pt" style:font-size-asian="8.5pt" style:font-size-complex="8.5pt" fo:background-color="#FFFFFF"/>
    </style:style>
    <style:style style:name="T225" style:parent-style-name="Hyperlink" style:family="text">
      <style:text-properties style:font-name="Arial" style:font-name-complex="Arial" fo:color="#0B0080" style:text-position="super 64.7%" fo:font-size="8.5pt" style:font-size-asian="8.5pt" style:font-size-complex="8.5pt" fo:background-color="#FFFFFF"/>
    </style:style>
    <style:style style:name="P226" style:parent-style-name="Heading3" style:family="paragraph">
      <style:paragraph-properties style:line-height-at-least="0.1916in" fo:background-color="#FFFFFF"/>
      <style:text-properties style:font-name="Source Sans Pro" fo:color="#222222" fo:font-size="16pt" style:font-size-asian="16pt" style:font-size-complex="16pt"/>
    </style:style>
    <style:style style:name="P227" style:parent-style-name="NormalWeb" style:family="paragraph">
      <style:paragraph-properties fo:background-color="#FFFFFF"/>
      <style:text-properties style:font-name="Source Sans Pro" fo:color="#222222" fo:font-size="13.5pt" style:font-size-asian="13.5pt" style:font-size-complex="13.5pt"/>
    </style:style>
    <style:style style:name="P228" style:parent-style-name="Heading3" style:family="paragraph">
      <style:paragraph-properties style:line-height-at-least="0.1916in" fo:background-color="#FFFFFF"/>
      <style:text-properties style:font-name="Source Sans Pro" fo:color="#222222" fo:font-size="16pt" style:font-size-asian="16pt" style:font-size-complex="16pt"/>
    </style:style>
    <style:style style:name="P229" style:parent-style-name="NormalWeb" style:family="paragraph">
      <style:paragraph-properties fo:background-color="#FFFFFF"/>
      <style:text-properties style:font-name="Source Sans Pro" fo:color="#222222" fo:font-size="13.5pt" style:font-size-asian="13.5pt" style:font-size-complex="13.5pt"/>
    </style:style>
    <style:style style:name="P230" style:parent-style-name="Standard" style:family="paragraph">
      <style:text-properties style:font-name="Arial" style:font-name-complex="Arial" fo:color="#222222" fo:background-color="#FFFFFF"/>
    </style:style>
    <style:style style:family="graphic" style:name="a12">
      <style:graphic-properties draw:fill="none" draw:stroke="none"/>
    </style:style>
    <style:style style:family="graphic" style:name="a0">
      <style:graphic-properties draw:fill="none" draw:stroke="none"/>
    </style:style>
    <style:style style:family="graphic" style:name="a13" style:parent-style-name="Graphics">
      <style:graphic-properties fo:border="0.01042in none" fo:background-color="transparent" fo:clip="rect(0in, 0in, 0in, 0in)"/>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graphic-properties draw:fill="none" draw:stroke="none"/>
    </style:style>
    <style:style style:family="graphic" style:name="a5">
      <style:graphic-properties draw:fill="none" draw:stroke="none"/>
    </style:style>
    <style:style style:family="graphic" style:name="a6">
      <style:graphic-properties draw:fill="none" draw:stroke="none"/>
    </style:style>
    <style:style style:family="graphic" style:name="a7">
      <style:graphic-properties draw:fill="none" draw:stroke="none"/>
    </style:style>
    <style:style style:family="graphic" style:name="a8">
      <style:graphic-properties draw:fill="none" draw:stroke="none"/>
    </style:style>
    <style:style style:family="graphic" style:name="a9">
      <style:graphic-properties draw:fill="none" draw:stroke="none"/>
    </style:style>
    <style:style style:family="graphic" style:name="a10">
      <style:graphic-properties draw:fill="none" draw:stroke="none"/>
    </style:style>
    <style:style style:family="graphic" style:name="a11">
      <style:graphic-properties draw:fill="none" draw:stroke="none"/>
    </style:style>
  </office:automatic-styles>
  <office:body>
    <office:text text:use-soft-page-breaks="true">
      <text:p text:style-name="P1">what is this project about?</text:p>
      <text:p text:style-name="Standard">regretion tests</text:p>
      <text:p text:style-name="Standard">type of software testing to confirm that a recent program or code</text:p>
      <text:p text:style-name="Standard">change has not adversely affected existing features.</text:p>
      <text:p text:style-name="Standard"/>
      <text:p text:style-name="Standard">automation</text:p>
      <text:p text:style-name="Standard">It's an<text:s/>automation of test behaviour.</text:p>
      <text:p text:style-name="Standard"/>
      <text:p text:style-name="Standard">Machine Learning</text:p>
      <text:p text:style-name="Standard">Machine learning is an application of artificial intelligence (AI) that provides systems the ability to automatically learn and improve from experience without being explicitly programmed. Machine learning focuses on the development of computer programs that can access data and use it learn for themselves.</text:p>
      <text:p text:style-name="Standard"/>
      <text:p text:style-name="Standard">The process of learning begins with observations or data, such as examples, direct experience, or instruction, in order to look for patterns in data and make better decisions in the future based on the examples that we provide. The primary aim is to allow the computers learn automatically without human intervention or assistance and adjust actions accordingly.</text:p>
      <text:p text:style-name="Standard"/>
      <text:p text:style-name="Standard">Some machine learning methods</text:p>
      <text:p text:style-name="Standard">Machine learning<text:s/>algorithms are often categorized as supervised or</text:p>
      <text:p text:style-name="Standard">unsupervised.</text:p>
      <text:p text:style-name="Standard"/>
      <text:p text:style-name="Standard">Supervised machine learning algorithms can apply what has been</text:p>
      <text:p text:style-name="Standard">learned in the past to new data using labeled examples to predict</text:p>
      <text:p text:style-name="Standard">future events. Starting from the analysis of a known training</text:p>
      <text:p text:style-name="Standard">dataset, the learning algorithm produces an inferred function to m</text:p>
      <text:p text:style-name="Standard">ake predictions about the output values. The system is able to</text:p>
      <text:p text:style-name="Standard">provide targets for any new input after sufficient training.</text:p>
      <text:p text:style-name="Standard">The learning algorithm can also compare its output with the<text:s/>correct,</text:p>
      <text:p text:style-name="Standard">intended output and find errors in order to modify the model</text:p>
      <text:p text:style-name="Standard">accordingly.</text:p>
      <text:p text:style-name="Standard">In contrast, unsupervised machine learning algorithms are used</text:p>
      <text:p text:style-name="Standard"><text:s/>when the information used to train is neither classified nor labeled.</text:p>
      <text:p text:style-name="Standard"><text:s/>Unsupervised learning studies how systems can infer a function</text:p>
      <text:p text:style-name="Standard"><text:s/>to describe a hidden structure from unlabeled data.</text:p>
      <text:p text:style-name="Standard"><text:s/>The system doesn’t figure out the right output,</text:p>
      <text:p text:style-name="Standard"><text:s/>but it explores the data and can draw inferences from datasets</text:p>
      <text:p text:style-name="Standard"><text:s/>to describe hidden structures from unlabeled data.</text:p>
      <text:p text:style-name="Standard">Semi-supervised machine learning algorithms fall somewhere</text:p>
      <text:p text:style-name="Standard">in between supervised and unsupervised learning, since they</text:p>
      <text:p text:style-name="Standard">use both labeled and unlabeled data for training – typically</text:p>
      <text:p text:style-name="Standard">a small amount of labeled data and a large amount of unlabeled data.</text:p>
      <text:p text:style-name="Standard">The systems<text:s/>that use this method are able to considerably improve</text:p>
      <text:p text:style-name="Standard">learning accuracy. Usually, semi-supervised learning is chosen</text:p>
      <text:p text:style-name="Standard">when the acquired labeled data requires skilled and relevant</text:p>
      <text:p text:style-name="Standard">resources in order to train it / learn from it. Otherwise,</text:p>
      <text:p text:style-name="Standard"><text:s/>acquiringunlabeled data generally doesn’t require additional resources.</text:p>
      <text:p text:style-name="Standard">Reinforcement machine learning algorithms is a learning method</text:p>
      <text:p text:style-name="Standard">that interacts with its environment by producing actions and</text:p>
      <text:p text:style-name="Standard">discovers errors or rewards. Trial and error search and delayed</text:p>
      <text:p text:style-name="Standard">reward<text:s/>are the most relevant characteristics of reinforcement</text:p>
      <text:soft-page-break/>
      <text:p text:style-name="Standard">learning. This method allows machines and software agents to</text:p>
      <text:p text:style-name="Standard">automatically determine the ideal behavior within a specific</text:p>
      <text:p text:style-name="Standard">context in order to maximize its performance. Simple reward</text:p>
      <text:p text:style-name="Standard">feedback is required for the agent to learn which action is best;</text:p>
      <text:p text:style-name="Standard">this is known as the reinforcement signal.</text:p>
      <text:p text:style-name="Standard">Machine learning enables analysis of massive quantities of data.</text:p>
      <text:p text:style-name="Standard">While it generally delivers faster, more accurate results in order</text:p>
      <text:p text:style-name="Standard">to identify profitable<text:s/>opportunities or dangerous risks,</text:p>
      <text:p text:style-name="Standard">it may also require additional time and resources to train it properly.</text:p>
      <text:p text:style-name="Standard">Combining machine learning with AI and cognitive technologies</text:p>
      <text:p text:style-name="Standard"><text:s/>can make it even more effective in processing large volumes of\</text:p>
      <text:p text:style-name="Standard"><text:s text:c="2"/>information.</text:p>
      <text:p text:style-name="Standard"><text:s text:c="2"/></text:p>
      <text:p text:style-name="Standard"><text:s text:c="2"/></text:p>
      <text:p text:style-name="Standard">why this project is needed?</text:p>
      <text:p text:style-name="Standard"/>
      <text:p text:style-name="Standard">related to my work</text:p>
      <text:p text:style-name="Standard">existing system</text:p>
      <text:p text:style-name="Standard">we have RTC software which shows that which tests were ran,</text:p>
      <text:p text:style-name="Standard">what was the last time taken by a particular test.</text:p>
      <text:p text:style-name="Standard"/>
      <text:p text:style-name="Standard">limitation is that</text:p>
      <text:p text:style-name="Standard">1) every single time the test runs,</text:p>
      <text:p text:style-name="Standard">It's time is not stored somewhere.</text:p>
      <text:p text:style-name="Standard">so every time we wan't to see the test timing we've to manipulate</text:p>
      <text:p text:style-name="Standard">the DB.</text:p>
      <text:p text:style-name="Standard">2) In current system there is method to find out the average time</text:p>
      <text:p text:style-name="Standard">taken by the test</text:p>
      <text:p text:style-name="Standard">3) so there is no mechanism that will provide to seperate the test based</text:p>
      <text:p text:style-name="Standard">on their execution behavior</text:p>
      <text:p text:style-name="Standard"/>
      <text:p text:style-name="Standard">Manual work</text:p>
      <text:p text:style-name="Standard">if we want to check for the test behaviour, we've to access the DB manually</text:p>
      <text:p text:style-name="Standard">fire some queries and then we'll be able to predict the behaviour on that</text:p>
      <text:p text:style-name="Standard">it is time taking process.</text:p>
      <text:p text:style-name="Standard"/>
      <text:p text:style-name="Standard">when testing the s/w</text:p>
      <text:p text:style-name="Standard">there are two type of tests</text:p>
      <text:p text:style-name="Standard">re-test</text:p>
      <text:p text:style-name="Standard">regretion test</text:p>
      <text:p text:style-name="Standard"/>
      <text:p text:style-name="Standard">re-test are those test which are run to test the functionaly or</text:p>
      <text:p text:style-name="Standard">bug again to make sure that code is fixed.</text:p>
      <text:p text:style-name="Standard"/>
      <text:p text:style-name="Standard">reg-test are those when app is undergoes a code changes and to ensure that</text:p>
      <text:p text:style-name="Standard">new code isn't affecting the behavior or functinality of the product.</text:p>
      <text:p text:style-name="Standard"/>
      <text:p text:style-name="Standard">while reg-testing</text:p>
      <text:p text:style-name="Standard">we have to undergo following phases</text:p>
      <text:p text:style-name="Standard">RESET ALL(44k)</text:p>
      <text:p text:style-name="Standard">all test cases existing in the bucket or suit should be re-executed.</text:p>
      <text:p text:style-name="Standard">expensive, takes a lot of time and resources</text:p>
      <text:soft-page-break/>
      <text:p text:style-name="Standard">reg-test selection:</text:p>
      <text:p text:style-name="Standard">instead of selecting all the test cases, some tests are selected from the entire suite.</text:p>
      <text:p text:style-name="Standard"/>
      <text:p text:style-name="Standard">Prioritization of tests</text:p>
      <text:p text:style-name="Standard">Depending on business impact, critical and frequent used functinality, tests are prioritized from the suite.</text:p>
      <text:p text:style-name="Standard"/>
      <text:p text:style-name="Standard">Curious about</text:p>
      <text:p text:style-name="Standard">AI</text:p>
      <text:p text:style-name="Standard">DS</text:p>
      <text:p text:style-name="Standard">ML</text:p>
      <text:p text:style-name="Standard"/>
      <text:p text:style-name="Standard"><text:span text:style-name="T2">The </text:span><text:span text:style-name="T3">Jupyter Notebook</text:span><text:span text:style-name="T4"> is an open-source web application that allows you to create and share documents that contain live code, equations, visualizations and explanatory text. Uses include: data cleaning and transformation, numerical simulation, statistical modeling, machine learning and much more.”</text:span></text:p>
      <text:p text:style-name="Standard"/>
      <text:p text:style-name="P5">Matplotlib is a plotting library for the Python programming language.</text:p>
      <text:p text:style-name="P6"/>
      <text:p text:style-name="P7">UML – use case</text:p>
      <text:p text:style-name="P8">The purpose of a use case diagram in UML is to demonstrate the different ways that a user might interact with a system.</text:p>
      <text:p text:style-name="P9"/>
      <text:p text:style-name="P10">Actor, system/scenario, goals</text:p>
      <text:p text:style-name="P11"/>
      <text:p text:style-name="Standard"><text:span text:style-name="T12">Communication diagrams,</text:span><text:span text:style-name="T13"><text:s/>formerly known as collaboration diagrams, are almost identical to sequence diagrams in UML, but they focus more on the relationships of objects—how they associate and connect through messages in a sequence rather than interactions.</text:span></text:p>
      <text:p text:style-name="P14"/>
      <text:list text:style-name="LFO1" text:continue-numbering="true">
        <text:list-item>
          <text:p text:style-name="P15"><text:span text:style-name="T16">Rectangles</text:span><text:span text:style-name="T17"><text:s/>represent<text:s/></text:span><text:span text:style-name="T18">objects</text:span><text:span text:style-name="T19"><text:s/>that make up the application.</text:span></text:p>
        </text:list-item>
        <text:list-item>
          <text:p text:style-name="P20"><text:span text:style-name="T21">Lines</text:span><text:span text:style-name="T22"><text:s/>between class instances represent the<text:s/></text:span><text:span text:style-name="T23">relationships between</text:span><text:span text:style-name="T24"><text:s/>different parts of the application.</text:span></text:p>
        </text:list-item>
        <text:list-item>
          <text:p text:style-name="P25"><text:span text:style-name="T26">Arrows</text:span><text:span text:style-name="T27"><text:s/>represent the<text:s/></text:span><text:span text:style-name="T28">messages</text:span><text:span text:style-name="T29"><text:s/>that are sent between objects.</text:span></text:p>
        </text:list-item>
        <text:list-item>
          <text:p text:style-name="P30"><text:span text:style-name="T31">Numbering</text:span><text:span text:style-name="T32"><text:s/>lets you know in<text:s/></text:span><text:span text:style-name="T33">what order the messages are sent</text:span><text:span text:style-name="T34"><text:s/>and how many messages are required to finish a process.</text:span></text:p>
        </text:list-item>
      </text:list>
      <text:p text:style-name="Standard"><text:span text:style-name="T35">they specifically focus on </text:span><text:span text:style-name="T36">lifelines</text:span><text:span text:style-name="T37">, or the processes and objects that live simultaneously, and the messages exchanged between them to perform a function before the lifeline ends.</text:span></text:p>
      <text:p text:style-name="P38"/>
      <table:table table:style-name="Table39">
        <table:table-columns>
          <table:table-column table:style-name="TableColumn40"/>
          <table:table-column table:style-name="TableColumn41"/>
          <table:table-column table:style-name="TableColumn42"/>
        </table:table-columns>
        <table:table-header-rows>
          <table:table-row table:style-name="TableRow43">
            <table:table-cell table:style-name="TableCell44">
              <text:soft-page-break/>
              <text:p text:style-name="P45">Symbol</text:p>
            </table:table-cell>
            <table:table-cell table:style-name="TableCell46">
              <text:p text:style-name="P47">Name</text:p>
            </table:table-cell>
            <table:table-cell table:style-name="TableCell48">
              <text:p text:style-name="P49">Description</text:p>
            </table:table-cell>
          </table:table-row>
        </table:table-header-rows>
        <table:table-row table:style-name="TableRow50">
          <table:table-cell table:style-name="TableCell51">
            <text:p text:style-name="P52"><text:span text:style-name="T53"><draw:custom-shape svg:x="0in" svg:y="0in" svg:width="0.33611in" svg:height="0.33611in" draw:id="id0" draw:style-name="a0" draw:name="Rectangle 13" text:anchor-type="as-char"><svg:title/><svg:desc>object Symbol</svg:desc><draw:enhanced-geometry draw:type="non-primitive" svg:viewBox="0 0 21600 21600" draw:enhanced-path="M 0 0 L 21600 0 21600 21600 0 21600 Z N"/></draw:custom-shape></text:span></text:p>
          </table:table-cell>
          <table:table-cell table:style-name="TableCell54">
            <text:p text:style-name="P55">Object symbol</text:p>
          </table:table-cell>
          <table:table-cell table:style-name="TableCell56">
            <text:p text:style-name="P57">Represents a class or object in UML. The object symbol demonstrates how an object will behave in the context of the system. Class attributes should not be listed in this shape.</text:p>
          </table:table-cell>
        </table:table-row>
        <table:table-row table:style-name="TableRow58">
          <table:table-cell table:style-name="TableCell59">
            <text:p text:style-name="P60"><text:span text:style-name="T61"><draw:custom-shape svg:x="0in" svg:y="0in" svg:width="0.33611in" svg:height="0.33611in" draw:id="id1" draw:style-name="a1" draw:name="Rectangle 12" text:anchor-type="as-char"><svg:title/><svg:desc>activation box</svg:desc><draw:enhanced-geometry draw:type="non-primitive" svg:viewBox="0 0 21600 21600" draw:enhanced-path="M 0 0 L 21600 0 21600 21600 0 21600 Z N"/></draw:custom-shape></text:span></text:p>
          </table:table-cell>
          <table:table-cell table:style-name="TableCell62">
            <text:p text:style-name="P63">Activation box</text:p>
          </table:table-cell>
          <table:table-cell table:style-name="TableCell64">
            <text:p text:style-name="P65">Represents the time needed for an object to complete a task. The longer the task will take, the longer the activation box becomes.</text:p>
          </table:table-cell>
        </table:table-row>
        <table:table-row table:style-name="TableRow66">
          <table:table-cell table:style-name="TableCell67">
            <text:p text:style-name="P68"><text:span text:style-name="T69"><draw:custom-shape svg:x="0in" svg:y="0in" svg:width="0.33611in" svg:height="0.33611in" draw:id="id2" draw:style-name="a2" draw:name="Rectangle 11" text:anchor-type="as-char"><svg:title/><svg:desc>actor symbol</svg:desc><draw:enhanced-geometry draw:type="non-primitive" svg:viewBox="0 0 21600 21600" draw:enhanced-path="M 0 0 L 21600 0 21600 21600 0 21600 Z N"/></draw:custom-shape></text:span></text:p>
          </table:table-cell>
          <table:table-cell table:style-name="TableCell70">
            <text:p text:style-name="P71">Actor symbol</text:p>
          </table:table-cell>
          <table:table-cell table:style-name="TableCell72">
            <text:p text:style-name="P73">Shows entities that interact with or are external to the system.</text:p>
          </table:table-cell>
        </table:table-row>
        <table:table-row table:style-name="TableRow74">
          <table:table-cell table:style-name="TableCell75">
            <text:p text:style-name="P76"><text:span text:style-name="T77"><draw:custom-shape svg:x="0in" svg:y="0in" svg:width="0.33611in" svg:height="0.33611in" draw:id="id3" draw:style-name="a3" draw:name="Rectangle 10" text:anchor-type="as-char"><svg:title/><svg:desc>package symbol</svg:desc><draw:enhanced-geometry draw:type="non-primitive" svg:viewBox="0 0 21600 21600" draw:enhanced-path="M 0 0 L 21600 0 21600 21600 0 21600 Z N"/></draw:custom-shape></text:span></text:p>
          </table:table-cell>
          <table:table-cell table:style-name="TableCell78">
            <text:p text:style-name="P79">Package symbol</text:p>
          </table:table-cell>
          <table:table-cell table:style-name="TableCell80">
            <text:p text:style-name="P81">Used in UML 2.0 notation to contain interactive elements of the diagram. Also known as a frame, this rectangular shape has a small inner rectangle for labeling the diagram. </text:p>
          </table:table-cell>
        </table:table-row>
        <table:table-row table:style-name="TableRow82">
          <table:table-cell table:style-name="TableCell83">
            <text:p text:style-name="P84"><text:span text:style-name="T85"><draw:custom-shape svg:x="0in" svg:y="0in" svg:width="0.33611in" svg:height="0.33611in" draw:id="id4" draw:style-name="a4" draw:name="Rectangle 9" text:anchor-type="as-char"><svg:title/><svg:desc>lifeline symbol</svg:desc><draw:enhanced-geometry draw:type="non-primitive" svg:viewBox="0 0 21600 21600" draw:enhanced-path="M 0 0 L 21600 0 21600 21600 0 21600 Z N"/></draw:custom-shape></text:span></text:p>
          </table:table-cell>
          <table:table-cell table:style-name="TableCell86">
            <text:p text:style-name="P87">Lifeline symbol</text:p>
          </table:table-cell>
          <table:table-cell table:style-name="TableCell88">
            <text:p text:style-name="P89">Represents the passage of time as it extends downward. This dashed vertical line shows the sequential events that occur to an object during the charted process. Lifelines may begin with a labeled rectangle shape or an actor symbol.</text:p>
          </table:table-cell>
        </table:table-row>
        <table:table-row table:style-name="TableRow90">
          <table:table-cell table:style-name="TableCell91">
            <text:p text:style-name="P92"><text:span text:style-name="T93"><draw:custom-shape svg:x="0in" svg:y="0in" svg:width="0.33611in" svg:height="0.33611in" draw:id="id5" draw:style-name="a5" draw:name="Rectangle 8" text:anchor-type="as-char"><svg:title/><svg:desc>option loop symbol</svg:desc><draw:enhanced-geometry draw:type="non-primitive" svg:viewBox="0 0 21600 21600" draw:enhanced-path="M 0 0 L 21600 0 21600 21600 0 21600 Z N"/></draw:custom-shape></text:span></text:p>
          </table:table-cell>
          <table:table-cell table:style-name="TableCell94">
            <text:p text:style-name="P95">Option loop symbol</text:p>
          </table:table-cell>
          <table:table-cell table:style-name="TableCell96">
            <text:p text:style-name="P97">Used to model if/then scenarios, i.e., a circumstance that will only occur under certain conditions.</text:p>
          </table:table-cell>
        </table:table-row>
        <table:table-row table:style-name="TableRow98">
          <table:table-cell table:style-name="TableCell99">
            <text:p text:style-name="P100"><text:span text:style-name="T101"><draw:custom-shape svg:x="0in" svg:y="0in" svg:width="0.33611in" svg:height="0.33611in" draw:id="id6" draw:style-name="a6" draw:name="Rectangle 7" text:anchor-type="as-char"><svg:title/><svg:desc>alternative symbol</svg:desc><draw:enhanced-geometry draw:type="non-primitive" svg:viewBox="0 0 21600 21600" draw:enhanced-path="M 0 0 L 21600 0 21600 21600 0 21600 Z N"/></draw:custom-shape></text:span></text:p>
          </table:table-cell>
          <table:table-cell table:style-name="TableCell102">
            <text:p text:style-name="P103">Alternative symbol</text:p>
          </table:table-cell>
          <table:table-cell table:style-name="TableCell104">
            <text:p text:style-name="P105">Symbolizes a choice (that is usually mutually exclusive) between two or more message sequences. To represent alternatives, use the labeled rectangle shape with a dashed line inside.</text:p>
          </table:table-cell>
        </table:table-row>
      </table:table>
      <text:h text:style-name="P106" text:outline-level="3">Common message symbols</text:h>
      <text:p text:style-name="P107">Use the following arrows and message symbols to show how information is transmitted between objects. These symbols may reflect the start and execution of an operation or the sending and reception of a signal.</text:p>
      <text:p text:style-name="P108"> </text:p>
      <table:table table:style-name="Table109">
        <table:table-columns>
          <table:table-column table:style-name="TableColumn110"/>
          <table:table-column table:style-name="TableColumn111"/>
          <table:table-column table:style-name="TableColumn112"/>
        </table:table-columns>
        <table:table-header-rows>
          <table:table-row table:style-name="TableRow113">
            <table:table-cell table:style-name="TableCell114">
              <text:soft-page-break/>
              <text:p text:style-name="P115">Symbol</text:p>
            </table:table-cell>
            <table:table-cell table:style-name="TableCell116">
              <text:p text:style-name="P117">Name</text:p>
            </table:table-cell>
            <table:table-cell table:style-name="TableCell118">
              <text:p text:style-name="P119">Description</text:p>
            </table:table-cell>
          </table:table-row>
        </table:table-header-rows>
        <table:table-row table:style-name="TableRow120">
          <table:table-cell table:style-name="TableCell121">
            <text:p text:style-name="P122"><text:span text:style-name="T123"><draw:custom-shape svg:x="0in" svg:y="0in" svg:width="0.33611in" svg:height="0.33611in" draw:id="id7" draw:style-name="a7" draw:name="Rectangle 6" text:anchor-type="as-char"><svg:title/><svg:desc>synchronous message Symbol</svg:desc><draw:enhanced-geometry draw:type="non-primitive" svg:viewBox="0 0 21600 21600" draw:enhanced-path="M 0 0 L 21600 0 21600 21600 0 21600 Z N"/></draw:custom-shape></text:span></text:p>
          </table:table-cell>
          <table:table-cell table:style-name="TableCell124">
            <text:p text:style-name="P125">Synchronous message symbol</text:p>
          </table:table-cell>
          <table:table-cell table:style-name="TableCell126">
            <text:p text:style-name="P127">Represented by a solid line with a solid arrowhead. This symbol is used when a sender must wait for a response to a message before it continues. The diagram should show both the call and the reply.</text:p>
          </table:table-cell>
        </table:table-row>
        <table:table-row table:style-name="TableRow128">
          <table:table-cell table:style-name="TableCell129">
            <text:p text:style-name="P130"><text:span text:style-name="T131"><draw:custom-shape svg:x="0in" svg:y="0in" svg:width="0.33611in" svg:height="0.33611in" draw:id="id8" draw:style-name="a8" draw:name="Rectangle 5" text:anchor-type="as-char"><svg:title/><svg:desc>asynchronous message Symbol</svg:desc><draw:enhanced-geometry draw:type="non-primitive" svg:viewBox="0 0 21600 21600" draw:enhanced-path="M 0 0 L 21600 0 21600 21600 0 21600 Z N"/></draw:custom-shape></text:span></text:p>
          </table:table-cell>
          <table:table-cell table:style-name="TableCell132">
            <text:p text:style-name="P133">Asynchronous message symbol</text:p>
          </table:table-cell>
          <table:table-cell table:style-name="TableCell134">
            <text:p text:style-name="P135">Represented by a solid line with a lined arrowhead. Asynchronous messages don't require a response before the sender continues. Only the call should be included in the diagram.</text:p>
          </table:table-cell>
        </table:table-row>
        <table:table-row table:style-name="TableRow136">
          <table:table-cell table:style-name="TableCell137">
            <text:p text:style-name="P138"><text:span text:style-name="T139"><draw:custom-shape svg:x="0in" svg:y="0in" svg:width="0.33611in" svg:height="0.33611in" draw:id="id9" draw:style-name="a9" draw:name="Rectangle 4" text:anchor-type="as-char"><svg:title/><svg:desc>asynchronous return message Symbol</svg:desc><draw:enhanced-geometry draw:type="non-primitive" svg:viewBox="0 0 21600 21600" draw:enhanced-path="M 0 0 L 21600 0 21600 21600 0 21600 Z N"/></draw:custom-shape></text:span></text:p>
          </table:table-cell>
          <table:table-cell table:style-name="TableCell140">
            <text:p text:style-name="P141">Asynchronous return message symbol</text:p>
          </table:table-cell>
          <table:table-cell table:style-name="TableCell142">
            <text:p text:style-name="P143">Represented by a dashed line with a lined arrowhead.</text:p>
          </table:table-cell>
        </table:table-row>
        <table:table-row table:style-name="TableRow144">
          <table:table-cell table:style-name="TableCell145">
            <text:p text:style-name="P146"><text:span text:style-name="T147"><draw:custom-shape svg:x="0in" svg:y="0in" svg:width="0.33611in" svg:height="0.33611in" draw:id="id10" draw:style-name="a10" draw:name="Rectangle 3" text:anchor-type="as-char"><svg:title/><svg:desc>asynchronous create message Symbol</svg:desc><draw:enhanced-geometry draw:type="non-primitive" svg:viewBox="0 0 21600 21600" draw:enhanced-path="M 0 0 L 21600 0 21600 21600 0 21600 Z N"/></draw:custom-shape></text:span></text:p>
          </table:table-cell>
          <table:table-cell table:style-name="TableCell148">
            <text:p text:style-name="P149">Asynchronous create message symbol</text:p>
          </table:table-cell>
          <table:table-cell table:style-name="TableCell150">
            <text:p text:style-name="P151">Represented by a dashed line with a lined arrowhead. This message creates a new object.</text:p>
          </table:table-cell>
        </table:table-row>
        <table:table-row table:style-name="TableRow152">
          <table:table-cell table:style-name="TableCell153">
            <text:p text:style-name="P154"><text:span text:style-name="T155"><draw:custom-shape svg:x="0in" svg:y="0in" svg:width="0.33611in" svg:height="0.33611in" draw:id="id11" draw:style-name="a11" draw:name="Rectangle 2" text:anchor-type="as-char"><svg:title/><svg:desc>reply message Symbol</svg:desc><draw:enhanced-geometry draw:type="non-primitive" svg:viewBox="0 0 21600 21600" draw:enhanced-path="M 0 0 L 21600 0 21600 21600 0 21600 Z N"/></draw:custom-shape></text:span></text:p>
          </table:table-cell>
          <table:table-cell table:style-name="TableCell156">
            <text:p text:style-name="P157">Reply message symbol</text:p>
          </table:table-cell>
          <table:table-cell table:style-name="TableCell158">
            <text:p text:style-name="P159">Represented by a dashed line with a lined arrowhead, these messages are replies to calls.</text:p>
          </table:table-cell>
        </table:table-row>
        <table:table-row table:style-name="TableRow160">
          <table:table-cell table:style-name="TableCell161">
            <text:p text:style-name="P162"><text:span text:style-name="T163"><draw:custom-shape svg:x="0in" svg:y="0in" svg:width="0.33611in" svg:height="0.33611in" draw:id="id12" draw:style-name="a12" draw:name="Rectangle 1" text:anchor-type="as-char"><svg:title/><svg:desc>delete message Symbol</svg:desc><draw:enhanced-geometry draw:type="non-primitive" svg:viewBox="0 0 21600 21600" draw:enhanced-path="M 0 0 L 21600 0 21600 21600 0 21600 Z N"/></draw:custom-shape></text:span></text:p>
          </table:table-cell>
          <table:table-cell table:style-name="TableCell164">
            <text:p text:style-name="P165">Delete message symbol</text:p>
          </table:table-cell>
          <table:table-cell table:style-name="TableCell166">
            <text:p text:style-name="P167">Represented by a solid line with a solid arrowhead, followed by an X. This message destroys an object.</text:p>
          </table:table-cell>
        </table:table-row>
      </table:table>
      <text:p text:style-name="P168"/>
      <text:p text:style-name="P169">Class diagrams are one of the most useful types of diagrams in UML as they clearly map out the structure of a particular system by modeling its classes, attributes, operations, and relationships between objects</text:p>
      <text:list text:style-name="LFO2" text:continue-numbering="true">
        <text:list-item>
          <text:p text:style-name="P170"><text:span text:style-name="T171">Name:</text:span><text:span text:style-name="T172"> The first row in a class shape.</text:span></text:p>
        </text:list-item>
        <text:list-item>
          <text:p text:style-name="P173"><text:span text:style-name="T174">Attributes:</text:span><text:span text:style-name="T175"> The second row in a class shape. Each attribute of the class is displayed on a separate line.</text:span></text:p>
        </text:list-item>
        <text:list-item>
          <text:p text:style-name="P176"><text:span text:style-name="T177">Methods:</text:span><text:span text:style-name="T178"> The third row in a class shape. Also known as operations, methods are displayed in list format with each operation on its own line.</text:span></text:p>
        </text:list-item>
      </text:list>
      <text:soft-page-break/>
      <text:p text:style-name="P179">Component diagrams are integral to building your software system.</text:p>
      <text:p text:style-name="P180"/>
      <text:p text:style-name="P181">they help your team understand the structure of existing systems and then build new ones.</text:p>
      <text:p text:style-name="P182"/>
      <text:p text:style-name="P183">Output-I</text:p>
      <text:p text:style-name="P184">124,383</text:p>
      <text:p text:style-name="P185">Retrieval test data</text:p>
      <text:p text:style-name="P186">This is the data/test which are not used or performed more than 2 two times</text:p>
      <text:p text:style-name="P187"/>
      <text:p text:style-name="P188">Normal test data(48295)</text:p>
      <text:p text:style-name="P189">Used/performed more than two times.</text:p>
      <text:p text:style-name="P190"/>
      <text:h text:style-name="P191" text:outline-level="2">Data Mining Implementation Process</text:h>
      <text:p text:style-name="P192"><text:span text:style-name="T193"><draw:frame draw:style-name="a13" draw:name="Picture 14" text:anchor-type="as-char" svg:x="0in" svg:y="0in" svg:width="9.20833in" svg:height="0.65625in" style:rel-width="scale" style:rel-height="scale"><draw:image xlink:href="media/image1.png" xlink:type="simple" xlink:show="embed" xlink:actuate="onLoad"/><svg:title/><svg:desc>https://www.guru99.com/images/1/data_mining_2.png</svg:desc></draw:frame></text:span></text:p>
      <text:p text:style-name="P194">Let's study the Data Mining implementation process in detail</text:p>
      <text:h text:style-name="P195" text:outline-level="2">Business understanding:</text:h>
      <text:p text:style-name="P196">In this phase, business and data-mining goals are established.</text:p>
      <text:list text:style-name="LFO3" text:continue-numbering="true">
        <text:list-item>
          <text:p text:style-name="P197">First, you need to understand business and client objectives. You need to define what your client wants (which many times even they do not know themselves)</text:p>
        </text:list-item>
      </text:list>
      <text:h text:style-name="P198" text:outline-level="2">Data understanding:</text:h>
      <text:p text:style-name="P199">In this phase, sanity check on data is performed to check whether its appropriate for the data mining goals.</text:p>
      <text:list text:style-name="LFO4" text:continue-numbering="true">
        <text:list-item>
          <text:p text:style-name="P200">First, data is collected from multiple data sources available in the organization.</text:p>
        </text:list-item>
      </text:list>
      <text:p text:style-name="P201"/>
      <text:p text:style-name="P202"/>
      <text:h text:style-name="P203" text:outline-level="2">Data preparation:</text:h>
      <text:p text:style-name="P204">In this phase, data is made production ready.</text:p>
      <text:soft-page-break/>
      <text:p text:style-name="P205">The data preparation process consumes about 90% of the time of the project.</text:p>
      <text:p text:style-name="P206">The data from different sources should be selected, cleaned, transformed, formatted, anonymized, and constructed (if required).</text:p>
      <text:p text:style-name="P207">Data cleaning is a process to "clean" the data by smoothing noisy data and filling in missing values.</text:p>
      <text:h text:style-name="P208" text:outline-level="2">Data transformation:</text:h>
      <text:p text:style-name="P209">Data transformation operations would contribute toward the success of the mining process.</text:p>
      <text:p text:style-name="P210"/>
      <text:h text:style-name="P211" text:outline-level="2">Modelling</text:h>
      <text:p text:style-name="P212">In this phase, mathematical models are used to determine data patterns.</text:p>
      <text:list text:style-name="LFO5" text:continue-numbering="true">
        <text:list-item>
          <text:p text:style-name="P213">Based on the business objectives, suitable modeling techniques should be selected for the prepared dataset.</text:p>
        </text:list-item>
        <text:list-item>
          <text:p text:style-name="P214">Create a scenario to test check the quality and validity of the model.</text:p>
        </text:list-item>
        <text:list-item>
          <text:p text:style-name="P215">Run the model on the prepared dataset.</text:p>
        </text:list-item>
        <text:list-item>
          <text:p text:style-name="P216">Results should be assessed by all stakeholders to make sure that model can meet data mining objectives.</text:p>
        </text:list-item>
      </text:list>
      <text:p text:style-name="P217"><text:span text:style-name="T218">Standard deviation</text:span><text:span text:style-name="T219"> is a number used to tell how measurements for a group are spread out from the average (</text:span><text:a office:title="Mean" xlink:href="https://simple.wikipedia.org/wiki/Mean" office:target-frame-name="_top" xlink:show="replace"><text:span text:style-name="T220">mean</text:span></text:a><text:span text:style-name="T221">), or expected value. A low standard deviation means that most of the numbers are close to the </text:span><text:a office:title="Average" xlink:href="https://simple.wikipedia.org/wiki/Average" office:target-frame-name="_top" xlink:show="replace"><text:span text:style-name="T222">average</text:span></text:a><text:span text:style-name="T223">. A high standard deviation means that the numbers are more spread out.</text:span><text:a xlink:href="https://simple.wikipedia.org/wiki/Standard_deviation#cite_note-1" office:target-frame-name="_top" xlink:show="replace"><text:span text:style-name="T224">[1]</text:span></text:a><text:a xlink:href="https://simple.wikipedia.org/wiki/Standard_deviation#cite_note-2" office:target-frame-name="_top" xlink:show="replace"><text:span text:style-name="T225">[2]</text:span></text:a></text:p>
      <text:h text:style-name="P226" text:outline-level="3">Evaluation:</text:h>
      <text:p text:style-name="P227">In this phase, patterns identified are evaluated against the business objectives.</text:p>
      <text:h text:style-name="P228" text:outline-level="3">2. Clustering:</text:h>
      <text:p text:style-name="P229">Clustering analysis is a data mining technique to identify data that are like each other. This process helps to understand the differences and similarities between the data.</text:p>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inherit" svg:font-family="inherit" style:font-family-generic="roman" svg:panose-1="0 0 0 0 0 0 0 0 0 0"/>
    <style:font-face style:name="Source Sans Pro" svg:font-family="Source Sans Pro"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ndhe, Ganesh</dc:creator>
    <meta:creation-date>2019-06-05T23:10:00Z</meta:creation-date>
    <dc:date>2019-06-06T09:56:00Z</dc:date>
    <meta:print-date>2019-06-06T09:54:00Z</meta:print-date>
    <meta:template xlink:href="Normal" xlink:type="simple"/>
    <meta:editing-cycles>2</meta:editing-cycles>
    <meta:editing-duration>PT13680S</meta:editing-duration>
    <meta:document-statistic meta:page-count="7" meta:paragraph-count="23" meta:word-count="1762" meta:character-count="11788" meta:row-count="83" meta:non-whitespace-character-count="10049"/>
  </office:meta>
</office:document-meta>
</file>